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9d1d" officeooo:paragraph-rsid="00009d1d"/>
    </style:style>
    <style:style style:name="P2" style:family="paragraph" style:parent-style-name="Standard">
      <style:text-properties officeooo:rsid="0000f3e4" officeooo:paragraph-rsid="0000f3e4"/>
    </style:style>
    <style:style style:name="P3" style:family="paragraph" style:parent-style-name="Standard">
      <style:text-properties officeooo:rsid="0002cecc" officeooo:paragraph-rsid="0000f3e4"/>
    </style:style>
    <style:style style:name="P4" style:family="paragraph" style:parent-style-name="Standard">
      <style:text-properties officeooo:rsid="0002cecc" officeooo:paragraph-rsid="0002cecc"/>
    </style:style>
    <style:style style:name="T1" style:family="text">
      <style:text-properties officeooo:rsid="00024231"/>
    </style:style>
    <style:style style:name="T2" style:family="text">
      <style:text-properties officeooo:rsid="0002f8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tokoll 15.11.2018 <text:tab/><text:tab/><text:tab/><text:tab/><text:tab/><text:tab/><text:tab/><text:span text:style-name="T2">Anwesend: Frederik, Florian</text:span></text:p>
      <text:p text:style-name="P1"/>
      <text:p text:style-name="P1">Vorstellung des Fortschritts : Template , aktuelle version der Website.</text:p>
      <text:p text:style-name="P1"/>
      <text:p text:style-name="P1">User stories nicht aus sicht des Programmierers, <text:span text:style-name="T1">keine technischen Details</text:span></text:p>
      <text:p text:style-name="P1"/>
      <text:p text:style-name="P1">LDAP, <text:span text:style-name="T1">solange wir das Django login verwenden, können wir es später mit einem plugin nachrüsten</text:span></text:p>
      <text:p text:style-name="P1"/>
      <text:p text:style-name="P1">Lieber bei bootstrap bleiben, nicht zu viele extra <text:span text:style-name="T1">P</text:span>ackages.</text:p>
      <text:p text:style-name="P1"/>
      <text:p text:style-name="P1">Paskals Laptop?</text:p>
      <text:p text:style-name="P1"/>
      <text:p text:style-name="P1">Für die VM fehlt noch die Unterschrift vom Prof.</text:p>
      <text:p text:style-name="P1"/>
      <text:p text:style-name="P2">Tickets zusammenführen: Eins zusammenführen, das andre <text:span text:style-name="T1">s</text:span>chließen, bis auf weiteres.</text:p>
      <text:p text:style-name="P3"/>
      <text:p text:style-name="P4">Ziele für die kommende Woche : Nutzlogin, Tickets über die Website anleg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18-11-15T10:43:49.275000000</dc:date>
    <meta:editing-duration>PT15M30S</meta:editing-duration>
    <meta:editing-cycles>5</meta:editing-cycles>
    <meta:document-statistic meta:table-count="0" meta:image-count="0" meta:object-count="0" meta:page-count="1" meta:paragraph-count="9" meta:word-count="82" meta:character-count="574" meta:non-whitespace-character-count="494"/>
  </office:meta>
</office:document-meta>
</file>